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06cm" svg:height="7.445cm" draw:transform="skewX (-0.000174532925199431) rotate (0.00994837673636768) translate (0.254cm 0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7.664cm" svg:height="0.848cm" svg:x="1.143cm" svg:y="4.065cm">
          <draw:text-box>
            <text:p text:style-name="P2"><text:span text:style-name="T1">All valid passwords of length </text:span><text:span text:style-name="T2">n</text:span></text:p>
          </draw:text-box>
        </draw:frame>
        <draw:frame draw:style-name="gr2" draw:text-style-name="P3" draw:layer="layout" svg:width="0.925cm" svg:height="0.962cm" svg:x="2.794cm" svg:y="5.715cm">
          <draw:text-box>
            <text:p><text:span text:style-name="T3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288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4T05:26:01.896306555</meta:creation-date>
    <dc:date>2018-02-04T05:48:48.492251707</dc:date>
    <meta:editing-duration>P0D</meta:editing-duration>
    <meta:editing-cycles>1</meta:editing-cycles>
    <meta:generator>LibreOffice/4.2.8.2$Linux_X86_64 LibreOffice_project/420m0$Build-2</meta:generator>
    <meta:document-statistic meta:object-count="3"/>
  </office:meta>
</office:document-meta>
</file>